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250000001D1A2A9CB4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ff0000" draw:marker-end="Arrow" draw:marker-end-width="0.1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fill="none" draw:fill-color="#ffffff" fo:min-height="0.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fill="none" draw:fill-color="#ffffff" fo:min-height="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fill="none" draw:fill-color="#ffffff" fo:min-height="0.8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fo:min-height="0.4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335cm" svg:height="1.022cm" svg:x="5.332cm" svg:y="14.338cm">
          <draw:image xlink:href="Pictures/10000000000001250000001D1A2A9CB4.png" xlink:type="simple" xlink:show="embed" xlink:actuate="onLoad">
            <text:p/>
          </draw:image>
        </draw:frame>
        <draw:custom-shape draw:style-name="gr2" draw:text-style-name="P1" draw:layer="layout" svg:width="0.8cm" svg:height="0.8cm" svg:x="14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8cm" svg:x="14.8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8cm" svg:x="7.8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8cm" svg:x="6.1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8cm" svg:x="8.7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8cm" svg:x="11.2cm" svg:y="14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5cm" svg:y1="16.5cm" svg:x2="6.5cm" svg:y2="15.3cm">
          <text:p/>
        </draw:line>
        <draw:line draw:style-name="gr3" draw:text-style-name="P1" draw:layer="layout" svg:x1="15.2cm" svg:y1="16.5cm" svg:x2="15.2cm" svg:y2="15.3cm">
          <text:p/>
        </draw:line>
        <draw:frame draw:style-name="gr4" draw:text-style-name="P2" draw:layer="layout" svg:width="6.6cm" svg:height="0.9cm" svg:x="4.2cm" svg:y="16.3cm">
          <draw:text-box>
            <text:p text:style-name="P2"><text:span text:style-name="T1">Save netlist and footprint files</text:span></text:p>
          </draw:text-box>
        </draw:frame>
        <draw:frame draw:style-name="gr4" draw:text-style-name="P2" draw:layer="layout" svg:width="5.1cm" svg:height="0.9cm" svg:x="9.5cm" svg:y="17cm">
          <draw:text-box>
            <text:p text:style-name="P2"><text:span text:style-name="T1">Delete all associations</text:span></text:p>
          </draw:text-box>
        </draw:frame>
        <draw:line draw:style-name="gr3" draw:text-style-name="P1" draw:layer="layout" svg:x1="11.6cm" svg:y1="17.1cm" svg:x2="11.6cm" svg:y2="15.3cm">
          <text:p/>
        </draw:line>
        <draw:frame draw:style-name="gr5" draw:text-style-name="P2" draw:layer="layout" svg:width="6cm" svg:height="1.3cm" svg:x="13.7cm" svg:y="16.3cm">
          <draw:text-box>
            <text:p text:style-name="P2"><text:span text:style-name="T1">Display full footprint list</text:span></text:p>
          </draw:text-box>
        </draw:frame>
        <draw:line draw:style-name="gr3" draw:text-style-name="P1" draw:layer="layout" svg:x1="8.1cm" svg:y1="12.3cm" svg:x2="8.1cm" svg:y2="14.3cm">
          <text:p/>
        </draw:line>
        <draw:frame draw:style-name="gr6" draw:text-style-name="P2" draw:layer="layout" svg:width="5.2cm" svg:height="1.1cm" svg:x="5.8cm" svg:y="11.7cm">
          <draw:text-box>
            <text:p text:style-name="P2"><text:span text:style-name="T1">View selected footprint</text:span></text:p>
          </draw:text-box>
        </draw:frame>
        <draw:line draw:style-name="gr3" draw:text-style-name="P1" draw:layer="layout" svg:x1="9.1cm" svg:y1="12.9cm" svg:x2="9.1cm" svg:y2="14.3cm">
          <text:p/>
        </draw:line>
        <draw:frame draw:style-name="gr4" draw:text-style-name="P2" draw:layer="layout" svg:width="9.1cm" svg:height="0.9cm" svg:x="8.5cm" svg:y="12.3cm">
          <draw:text-box>
            <text:p text:style-name="P2"><text:span text:style-name="T1">Automatic footprint association</text:span></text:p>
          </draw:text-box>
        </draw:frame>
        <draw:line draw:style-name="gr3" draw:text-style-name="P1" draw:layer="layout" svg:x1="14.3cm" svg:y1="13.6cm" svg:x2="14.3cm" svg:y2="14.3cm">
          <text:p/>
        </draw:line>
        <draw:frame draw:style-name="gr7" draw:text-style-name="P2" draw:layer="layout" svg:width="6.9cm" svg:height="0.813cm" svg:x="12.2cm" svg:y="12.887cm">
          <draw:text-box>
            <text:p text:style-name="P2"><text:span text:style-name="T1">Display filtered footprint li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5T23:57:08</dc:date>
    <dc:creator>Rakhi </dc:creator>
    <meta:document-statistic meta:object-count="19"/>
    <meta:generator>LibreOffice/3.5$Linux_x86 LibreOffice_project/350m1$Build-2</meta:generator>
  </office:meta>
</office:document-meta>
</file>